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b512c"/>
    </style:style>
    <style:style style:name="P15" style:family="paragraph" style:parent-style-name="Standard">
      <style:paragraph-properties fo:text-align="justify" style:justify-single-word="false"/>
      <style:text-properties officeooo:paragraph-rsid="001c2b10"/>
    </style:style>
    <style:style style:name="P16" style:family="paragraph" style:parent-style-name="Standard">
      <style:paragraph-properties fo:text-align="justify" style:justify-single-word="false"/>
      <style:text-properties officeooo:paragraph-rsid="001d4984"/>
    </style:style>
    <style:style style:name="P17" style:family="paragraph" style:parent-style-name="Standard">
      <style:paragraph-properties fo:text-align="justify" style:justify-single-word="false"/>
      <style:text-properties officeooo:paragraph-rsid="001f05ea"/>
    </style:style>
    <style:style style:name="P18" style:family="paragraph" style:parent-style-name="Standard">
      <style:paragraph-properties fo:text-align="justify" style:justify-single-word="false"/>
      <style:text-properties officeooo:paragraph-rsid="0022c9cb"/>
    </style:style>
    <style:style style:name="P19" style:family="paragraph" style:parent-style-name="Standard">
      <style:paragraph-properties fo:text-align="justify" style:justify-single-word="false"/>
      <style:text-properties officeooo:rsid="0019db80" officeooo:paragraph-rsid="0019db80"/>
    </style:style>
    <style:style style:name="P20" style:family="paragraph" style:parent-style-name="Standard">
      <style:paragraph-properties fo:text-align="justify" style:justify-single-word="false"/>
      <style:text-properties officeooo:rsid="0019db80" officeooo:paragraph-rsid="001b512c"/>
    </style:style>
    <style:style style:name="P21" style:family="paragraph" style:parent-style-name="Standard">
      <style:paragraph-properties fo:text-align="justify" style:justify-single-word="false"/>
      <style:text-properties officeooo:rsid="0019db80" officeooo:paragraph-rsid="001c2b10"/>
    </style:style>
    <style:style style:name="P22" style:family="paragraph" style:parent-style-name="Standard">
      <style:paragraph-properties fo:text-align="justify" style:justify-single-word="false"/>
      <style:text-properties officeooo:rsid="0019db80" officeooo:paragraph-rsid="001d4984"/>
    </style:style>
    <style:style style:name="P23" style:family="paragraph" style:parent-style-name="Standard">
      <style:paragraph-properties fo:text-align="justify" style:justify-single-word="false"/>
      <style:text-properties officeooo:rsid="0019db80" officeooo:paragraph-rsid="00231c11"/>
    </style:style>
    <style:style style:name="P24" style:family="paragraph" style:parent-style-name="Standard">
      <style:paragraph-properties fo:text-align="justify" style:justify-single-word="false"/>
      <style:text-properties officeooo:rsid="001c2b10" officeooo:paragraph-rsid="001d4984"/>
    </style:style>
    <style:style style:name="P25" style:family="paragraph" style:parent-style-name="Standard">
      <style:paragraph-properties fo:text-align="justify" style:justify-single-word="false"/>
      <style:text-properties officeooo:rsid="0020f057" officeooo:paragraph-rsid="0022c9cb"/>
    </style:style>
    <style:style style:name="P26" style:family="paragraph" style:parent-style-name="Standard">
      <style:paragraph-properties fo:text-align="justify" style:justify-single-word="false"/>
      <style:text-properties officeooo:rsid="001daff1" officeooo:paragraph-rsid="0022c9cb"/>
    </style:style>
    <style:style style:name="P27" style:family="paragraph" style:parent-style-name="Standard">
      <style:text-properties officeooo:rsid="001daff1" officeooo:paragraph-rsid="0022c9cb"/>
    </style:style>
    <style:style style:name="P28" style:family="paragraph" style:parent-style-name="Standard">
      <style:paragraph-properties fo:text-align="justify" style:justify-single-word="false"/>
      <style:text-properties officeooo:rsid="00231c11" officeooo:paragraph-rsid="00231c1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259d" style:font-size-asian="12pt" style:font-size-complex="12pt"/>
    </style:style>
    <style:style style:name="T3" style:family="text">
      <style:text-properties fo:font-size="12pt" officeooo:rsid="001daff1" style:font-size-asian="12pt" style:font-size-complex="12pt"/>
    </style:style>
    <style:style style:name="T4" style:family="text">
      <style:text-properties fo:font-size="12pt" officeooo:rsid="0012fe93" style:font-size-asian="12pt" style:font-size-complex="12pt"/>
    </style:style>
    <style:style style:name="T5" style:family="text">
      <style:text-properties fo:font-size="12pt" officeooo:rsid="0018b9c5" style:font-size-asian="12pt" style:font-size-complex="12pt"/>
    </style:style>
    <style:style style:name="T6" style:family="text">
      <style:text-properties fo:font-size="12pt" officeooo:rsid="0019db80" style:font-size-asian="12pt" style:font-size-complex="12pt"/>
    </style:style>
    <style:style style:name="T7" style:family="text">
      <style:text-properties fo:font-size="12pt" officeooo:rsid="001b512c" style:font-size-asian="12pt" style:font-size-complex="12pt"/>
    </style:style>
    <style:style style:name="T8" style:family="text">
      <style:text-properties fo:font-size="12pt" officeooo:rsid="001c1170" style:font-size-asian="12pt" style:font-size-complex="12pt"/>
    </style:style>
    <style:style style:name="T9" style:family="text">
      <style:text-properties fo:font-size="12pt" officeooo:rsid="001c2b10" style:font-size-asian="12pt" style:font-size-complex="12pt"/>
    </style:style>
    <style:style style:name="T10" style:family="text">
      <style:text-properties fo:font-size="12pt" officeooo:rsid="001d4984" style:font-size-asian="12pt" style:font-size-complex="12pt"/>
    </style:style>
    <style:style style:name="T11" style:family="text">
      <style:text-properties fo:font-size="12pt" officeooo:rsid="001f05ea" style:font-size-asian="12pt" style:font-size-complex="12pt"/>
    </style:style>
    <style:style style:name="T12" style:family="text">
      <style:text-properties fo:font-size="12pt" officeooo:rsid="0020f057" style:font-size-asian="12pt" style:font-size-complex="12pt"/>
    </style:style>
    <style:style style:name="T13" style:family="text">
      <style:text-properties fo:font-size="12pt" officeooo:rsid="0022c9cb" style:font-size-asian="12pt" style:font-size-complex="12pt"/>
    </style:style>
    <style:style style:name="T14" style:family="text">
      <style:text-properties fo:font-size="12pt" officeooo:rsid="00231c11" style:font-size-asian="12pt" style:font-size-complex="12pt"/>
    </style:style>
    <style:style style:name="T15" style:family="text">
      <style:text-properties fo:font-size="12pt" officeooo:rsid="0023df8b" style:font-size-asian="12pt" style:font-size-complex="12pt"/>
    </style:style>
    <style:style style:name="T16" style:family="text">
      <style:text-properties fo:font-size="12pt" officeooo:rsid="0025cb86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9db8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b512c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8b9c5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1259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2fe93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9db80" style:font-size-asian="12pt" style:font-weight-asian="bold" style:font-size-complex="12pt"/>
    </style:style>
    <style:style style:name="T25" style:family="text">
      <style:text-properties fo:font-size="12pt" fo:font-weight="bold" officeooo:rsid="001b512c" style:font-size-asian="12pt" style:font-weight-asian="bold" style:font-size-complex="12pt" style:font-weight-complex="normal"/>
    </style:style>
    <style:style style:name="T26" style:family="text">
      <style:text-properties fo:font-size="12pt" fo:font-weight="bold" officeooo:rsid="001c2b10" style:font-size-asian="12pt" style:font-weight-asian="bold" style:font-size-complex="12pt"/>
    </style:style>
    <style:style style:name="T27" style:family="text">
      <style:text-properties fo:font-size="12pt" fo:font-weight="bold" officeooo:rsid="0022c9cb" style:font-size-asian="12pt" style:font-weight-asian="bold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2fe93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b512c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1259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9db80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daff1" style:font-size-asian="12pt" style:font-weight-asian="normal" style:font-size-complex="12pt" style:font-weight-complex="normal"/>
    </style:style>
    <style:style style:name="T34" style:family="text">
      <style:text-properties officeooo:rsid="0018b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essão UFB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7">Documento de Casos de <text:span text:style-name="T34">Teste</text:span></text:p>
      <text:p text:style-name="P8">Sistema de progressão dos docentes do departamento de Ciência da Computação da UFBA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Versão </text:span><text:span text:style-name="T4">2</text:span><text:span text:style-name="T1">.0</text:span></text:p>
      <text:p text:style-name="P4">Salvador / Maio de 2015</text:p>
      <text:p text:style-name="P3"><text:soft-page-break/>Autor: <text:span text:style-name="T34">Rafael Souza</text:span></text:p>
      <text:p text:style-name="P3">Revisor (es): <text:span text:style-name="T34">Lukas</text:span> Souza</text:p>
      <text:p text:style-name="P3">Versão: 1.0</text:p>
      <text:p text:style-name="P3"/>
      <text:p text:style-name="P12">Introdução</text:p>
      <text:p text:style-name="P11">Neste documento será detalhado os casos de <text:span text:style-name="T34">teste</text:span> do<text:span text:style-name="T34">s casos de uso</text:span> detalhados no documento de <text:span text:style-name="T34">casos de uso</text:span> do Sistema de Progressão dos Docentes de Ciência da Computação da UFBA, bem como suas descrições, <text:span text:style-name="T34">nível de criticidade </text:span>e versões.</text:p>
      <text:p text:style-name="P3"/>
      <text:p text:style-name="P3"/>
      <text:p text:style-name="P12">Notação</text:p>
      <text:p text:style-name="P19"><text:span text:style-name="T17">CDT 1 </text:span><text:span text:style-name="T28">– Caso de Teste</text:span><text:span text:style-name="T17">.</text:span></text:p>
      <text:p text:style-name="P5"><text:span text:style-name="T17">CDU</text:span><text:span text:style-name="T1"> – Casos de Uso </text:span><text:span text:style-name="T5">ao qual o Caso de Teste ligado.</text:span></text:p>
      <text:p text:style-name="P28"><text:span text:style-name="T21">P</text:span><text:span text:style-name="T18">RE</text:span><text:span text:style-name="T1"> – Pré-condição do caso de teste.</text:span></text:p>
      <text:p text:style-name="P28"><text:span text:style-name="T18">PÓS</text:span><text:span text:style-name="T1"> – Pós-condição do caso de teste.</text:span></text:p>
      <text:p text:style-name="P5"><text:span text:style-name="T24">TIPO</text:span><text:span text:style-name="T1"> – </text:span><text:span text:style-name="T6">Tipo de teste: Positivo e Negativo.</text:span></text:p>
      <text:p text:style-name="P14"><text:span text:style-name="T19">D</text:span><text:span text:style-name="T20">ESC</text:span><text:span text:style-name="T7"> – Descrição do caso de teste.</text:span></text:p>
      <text:p text:style-name="P5"><text:span text:style-name="T17">Prioridade</text:span><text:span text:style-name="T1"> – Varia de 1 à 5, sendo 1 menos importante e 5 crítico.</text:span></text:p>
      <text:p text:style-name="P5"><text:span text:style-name="T17">Versão</text:span><text:span text:style-name="T1"> – Versão do documento na qual o caso de uso foi inserido.</text:span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pan text:style-name="T25"/></text:p>
      <text:p text:style-name="P5"><text:soft-page-break/><text:span text:style-name="T25"/></text:p>
      <text:p text:style-name="P5"><text:span text:style-name="T25"/></text:p>
      <text:p text:style-name="P20"><text:span text:style-name="T17">CDT 1 </text:span><text:span text:style-name="T28">– </text:span><text:span text:style-name="T30">Cadastro.</text:span></text:p>
      <text:p text:style-name="P14"><text:span text:style-name="T17">CDU </text:span><text:span text:style-name="T1">– </text:span><text:span text:style-name="T7">CDU 1: Cadastro.</text:span></text:p>
      <text:p text:style-name="P28"><text:span text:style-name="T21">P</text:span><text:span text:style-name="T18">RE</text:span><text:span text:style-name="T1"> – Estar logado como administrador do sistema.</text:span></text:p>
      <text:p text:style-name="P28"><text:span text:style-name="T20">PÓS</text:span><text:span text:style-name="T7"> – </text:span><text:span text:style-name="T1">Ir para a página inicial do sistema.</text:span></text:p>
      <text:p text:style-name="P14"><text:span text:style-name="T24">TIPO</text:span><text:span text:style-name="T1"> – </text:span><text:span text:style-name="T7">Positivo, </text:span><text:span text:style-name="T9">Negativo.</text:span></text:p>
      <text:p text:style-name="P14"><text:span text:style-name="T19">DESC</text:span><text:span text:style-name="T6"> – </text:span><text:span text:style-name="T7">Positivo: No menu do Administrador deve aparecer a opção de cadastro </text:span><text:span text:style-name="T8">deve a opção para o cadastro, e ao clicar na opção de cadastra, o usuário deve ser redirecionado para a tela de cadastro com o formulário a ser preenchido. </text:span><text:span text:style-name="T9">Apos preencher e salvar os dados, o usuário cadastrado deve poder ser acessado através do login.</text:span></text:p>
      <text:p text:style-name="P24"><text:span text:style-name="T8">N</text:span><text:span text:style-name="T1">egativo: O usuário não pode digitar letras no campo de CPF, e não deve aceitar CPFs inválidos. </text:span><text:span text:style-name="T10">O campo de e-mail deve garantir que os valores digitados correspondem a um e-mail.</text:span><text:span text:style-name="T1"> </text:span><text:span text:style-name="T13">O campo de senha deve garantir que as duas senhas digitadas estão iguais.</text:span></text:p>
      <text:p text:style-name="P14"><text:span text:style-name="T17">Prioridade</text:span><text:span text:style-name="T1"> – </text:span><text:span text:style-name="T7">5</text:span></text:p>
      <text:p text:style-name="P14"><text:span text:style-name="T25">Versão </text:span><text:span text:style-name="T30">– 1.0</text:span></text:p>
      <text:p text:style-name="P14"><text:span text:style-name="T30"/></text:p>
      <text:p text:style-name="P21"><text:span text:style-name="T17">CDT </text:span><text:span text:style-name="T26">2</text:span><text:span text:style-name="T17"> </text:span><text:span text:style-name="T28">– Login de Usuário.</text:span></text:p>
      <text:p text:style-name="P15"><text:span text:style-name="T17">CDU </text:span><text:span text:style-name="T1">– </text:span><text:span text:style-name="T7">CDU </text:span><text:span text:style-name="T10">2</text:span><text:span text:style-name="T7">: </text:span><text:span text:style-name="T32">Login de Usuário.</text:span></text:p>
      <text:p text:style-name="P28"><text:span text:style-name="T21">P</text:span><text:span text:style-name="T18">RE</text:span><text:span text:style-name="T1"> – Sistema iniciado. </text:span></text:p>
      <text:p text:style-name="P28"><text:span text:style-name="T19">PÓS</text:span><text:span text:style-name="T32"> – </text:span><text:span text:style-name="T28">Estará na página principal do sistema de acordo com suas permissões.</text:span></text:p>
      <text:p text:style-name="P15"><text:span text:style-name="T24">TIPO</text:span><text:span text:style-name="T1"> – </text:span><text:span text:style-name="T7">Positivo, </text:span><text:span text:style-name="T12">Negativo.</text:span></text:p>
      <text:p text:style-name="P15"><text:span text:style-name="T19">DESC</text:span><text:span text:style-name="T6"> – </text:span><text:span text:style-name="T11">Positivo: Ao abrir o sistema, o formulário de login deve aparecer, e ao ser preenchido de forma correta de redirecionar o usuário para a página inicial de acordo com a sua </text:span><text:span text:style-name="T12">permissão.</text:span></text:p>
      <text:p text:style-name="P25"><text:span text:style-name="T1">Negativo: O campo e CPF deve recusar o uso de </text:span><text:span text:style-name="T13">letras. </text:span><text:span text:style-name="T10">A senha deve estar visualmente criptografada. </text:span></text:p>
      <text:p text:style-name="P15"><text:span text:style-name="T17">Prioridade</text:span><text:span text:style-name="T1"> – </text:span><text:span text:style-name="T7">5</text:span></text:p>
      <text:p text:style-name="P15"><text:span text:style-name="T25">Versão </text:span><text:span text:style-name="T30">– 1.0</text:span></text:p>
      <text:p text:style-name="P15"><text:soft-page-break/><text:span text:style-name="T30"/></text:p>
      <text:p text:style-name="P21"><text:span text:style-name="T17">CDT </text:span><text:span text:style-name="T26">3</text:span><text:span text:style-name="T17"> </text:span><text:span text:style-name="T28">– </text:span><text:span text:style-name="T31">Deletar Usuário.</text:span></text:p>
      <text:p text:style-name="P15"><text:span text:style-name="T17">CDU </text:span><text:span text:style-name="T1">– </text:span><text:span text:style-name="T7">CDU </text:span><text:span text:style-name="T10">3</text:span><text:span text:style-name="T7">: </text:span><text:span text:style-name="T2">Deletar Usuário.</text:span></text:p>
      <text:p text:style-name="P28"><text:span text:style-name="T21">P</text:span><text:span text:style-name="T18">RE</text:span><text:span text:style-name="T1"> – Estar logado como administrador do sistema.</text:span></text:p>
      <text:p text:style-name="P28"><text:span text:style-name="T22">PÓS</text:span><text:span text:style-name="T2"> – </text:span><text:span text:style-name="T1">Será mantidona tela de exclusão, sem o usuário excluído.</text:span></text:p>
      <text:p text:style-name="P15"><text:span text:style-name="T24">TIPO</text:span><text:span text:style-name="T1"> – </text:span><text:span text:style-name="T7">Positivo.</text:span></text:p>
      <text:p text:style-name="P15"><text:span text:style-name="T19">DESC</text:span><text:span text:style-name="T6"> – </text:span><text:span text:style-name="T14">Positivo: O usuário(Administrador) deve ter acesso pelo menu à opção de delete, onde ao clicar redirecionará o usuário para a página de exclusão de usuário, lá o mesmo deverá informar qual o usuário deseja excluir e após confirmar, opositivamente o usuário selecionado será excluído, caso a resposta seja negativa o usuário não deverá ser excluído e permanecera na tela de exclusão.</text:span></text:p>
      <text:p text:style-name="P15"><text:span text:style-name="T17">Prioridade</text:span><text:span text:style-name="T1"> – </text:span><text:span text:style-name="T7">5</text:span></text:p>
      <text:p text:style-name="P15"><text:span text:style-name="T25">Versão </text:span><text:span text:style-name="T30">– 1.0</text:span></text:p>
      <text:p text:style-name="P15"><text:span text:style-name="T30"/></text:p>
      <text:p text:style-name="P22"><text:span text:style-name="T17">CDT </text:span><text:span text:style-name="T26">4</text:span><text:span text:style-name="T17"> </text:span><text:span text:style-name="T28">– </text:span><text:span text:style-name="T33">Visualização das informações </text:span><text:span text:style-name="T29">do usuário.</text:span></text:p>
      <text:p text:style-name="P16"><text:span text:style-name="T17">CDU </text:span><text:span text:style-name="T1">– </text:span><text:span text:style-name="T7">CDU </text:span><text:span text:style-name="T13">6</text:span><text:span text:style-name="T7">: </text:span><text:span text:style-name="T3">Visualização das informações </text:span><text:span text:style-name="T4">do usuário.</text:span></text:p>
      <text:p text:style-name="P28"><text:span text:style-name="T21">P</text:span><text:span text:style-name="T18">RE</text:span><text:span text:style-name="T1"> – </text:span><text:span text:style-name="T15">E</text:span><text:span text:style-name="T1">st</text:span><text:span text:style-name="T16">ar</text:span><text:span text:style-name="T1"> logado no sistema e ter informações no mesmo.</text:span></text:p>
      <text:p text:style-name="P28"><text:span text:style-name="T23">PÓS</text:span><text:span text:style-name="T4"> – </text:span><text:span text:style-name="T15">Está na tela com as informações do usuário</text:span><text:span text:style-name="T4">.</text:span></text:p>
      <text:p text:style-name="P15"><text:span text:style-name="T24">TIPO</text:span><text:span text:style-name="T1"> – </text:span><text:span text:style-name="T7">Positivo.</text:span></text:p>
      <text:p text:style-name="P17"><text:span text:style-name="T19">DESC</text:span><text:span text:style-name="T6"> – </text:span><text:span text:style-name="T7">P</text:span><text:span text:style-name="T10">ositivo: Ao acessar o menu e clicar na opção de visualização de usuário, </text:span><text:span text:style-name="T11">o usuário será redirecionado para a tela que mostrará as informações do usuário contida no banco de dados do sistema. </text:span><text:span text:style-name="T14">O usuário deve poder selecionar a forma de visualização, se é por período ou anualmente.</text:span></text:p>
      <text:p text:style-name="P15"><text:span text:style-name="T17">Prioridade</text:span><text:span text:style-name="T1"> – </text:span><text:span text:style-name="T10">3</text:span></text:p>
      <text:p text:style-name="P15"><text:span text:style-name="T25">Versão </text:span><text:span text:style-name="T30">– 1.0</text:span></text:p>
      <text:p text:style-name="P15"><text:span text:style-name="T30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oft-page-break/><text:span text:style-name="T17">CDT </text:span><text:span text:style-name="T27">5 </text:span><text:span text:style-name="T28">– </text:span><text:span text:style-name="T29">Cálculo de progressão.</text:span></text:p>
      <text:p text:style-name="P18"><text:span text:style-name="T17">CDU </text:span><text:span text:style-name="T1">– </text:span><text:span text:style-name="T7">CDU </text:span><text:span text:style-name="T13">8: </text:span><text:span text:style-name="T4">Cálculo de progressão.</text:span></text:p>
      <text:p text:style-name="P28"><text:span text:style-name="T21">P</text:span><text:span text:style-name="T18">RE</text:span><text:span text:style-name="T1"> – </text:span><text:span text:style-name="T15">Est</text:span><text:span text:style-name="T16">ar</text:span><text:span text:style-name="T15"> logado no sistema</text:span><text:span text:style-name="T1">.</text:span></text:p>
      <text:p text:style-name="P28"><text:span text:style-name="T23">PÓS</text:span><text:span text:style-name="T4"> – </text:span><text:span text:style-name="T16">S</text:span><text:span text:style-name="T15">erá possível acessar o documento com o cálculo da progressão</text:span><text:span text:style-name="T4">.</text:span></text:p>
      <text:p text:style-name="P18"><text:span text:style-name="T24">TIPO</text:span><text:span text:style-name="T1"> – </text:span><text:span text:style-name="T7">Positivo.</text:span></text:p>
      <text:p text:style-name="P18"><text:span text:style-name="T19">DESC</text:span><text:span text:style-name="T6"> – </text:span><text:span text:style-name="T7">P</text:span><text:span text:style-name="T10">ositivo: </text:span><text:span text:style-name="T13">O cálculo da progressão deve ser gerado pelo professor através do menu, e deve ser coerente com as informações contidas no banco de dados do sistema aplicando as regras </text:span><text:span text:style-name="T14">de cálculo </text:span><text:span text:style-name="T13">contidas nos regulamentos</text:span><text:span text:style-name="T11">. </text:span></text:p>
      <text:p text:style-name="P27"><text:a xlink:type="simple" xlink:href="http://wiki.dcc.ufba.br/pub/DCC/AtosNormativos/Normas_progressao_funcional-v2010-vf.pdf" text:style-name="Internet_20_link" text:visited-style-name="Visited_20_Internet_20_Link">http://wiki.dcc.ufba.br/pub/DCC/AtosNormativos/Normas_progressao_funcional-v2010-vf.pdf</text:a></text:p>
      <text:p text:style-name="P26"><text:a xlink:type="simple" xlink:href="http://wiki.dcc.ufba.br/pub/DCC/AtosNormativos/resol_0608_1.pdf" text:style-name="Internet_20_link" text:visited-style-name="Visited_20_Internet_20_Link"><text:span text:style-name="T11">http://wiki.dcc.ufba.br/pub/DCC/AtosNormativos/resol_0608_1.pdf</text:span></text:a></text:p>
      <text:p text:style-name="P18"><text:span text:style-name="T17">Prioridade</text:span><text:span text:style-name="T1"> –</text:span><text:span text:style-name="T13">5</text:span></text:p>
      <text:p text:style-name="P18"><text:span text:style-name="T25">Versão </text:span><text:span text:style-name="T30">– 1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</meta:initial-creator>
    <meta:editing-cycles>19</meta:editing-cycles>
    <meta:creation-date>2015-04-30T21:46:00</meta:creation-date>
    <dc:date>2015-11-23T01:15:01.460000000</dc:date>
    <meta:editing-duration>PT1H1M44S</meta:editing-duration>
    <meta:generator>LibreOffice/4.4.4.3$Windows_x86 LibreOffice_project/2c39ebcf046445232b798108aa8a7e7d89552ea8</meta:generator>
    <meta:document-statistic meta:table-count="0" meta:image-count="0" meta:object-count="0" meta:page-count="5" meta:paragraph-count="63" meta:word-count="611" meta:character-count="3780" meta:non-whitespace-character-count="31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